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63_japost_stucki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string" calcext:value-type="string">
            <text:p>st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pawoł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mójz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ma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dh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lu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pawoł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swj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ko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pawołej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lubi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iii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jez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pšińdźechm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mar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pz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židźi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antiochij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z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jap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ch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jenej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ejtmanej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arnaba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sau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wjezechm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r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mysli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zezarij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zejchi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ti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šim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sau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khrob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eztu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nania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zamolwjenj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wědomn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chćěpa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oztaž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awoło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kral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e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eb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g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azizkej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zyrkwj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změš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wojeŕzkej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he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ila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ryčel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rod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ušćichm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šipowjedaštaj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šezćěhaš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azedonzkej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jzraelzz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ephez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źeržeš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oztal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a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ratra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agrippa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agripp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zatorhnje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wuwjedł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wučeštaj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woztachm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wobhonić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widźenj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uć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aul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owołał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ižš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šće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orneliu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tyc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inzul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grichizkic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gmejn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eli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giptowzkej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źac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ydlach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zizkej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zkorž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zhnić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žezarij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wobrězanj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wjezć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wěrjazy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imothej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wjatem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ila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romzk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rom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radź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šiwjedź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šiwjedźen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šimjeno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šezćěhanj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šewodźich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šećiwich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oztajich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óhanam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awoło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ěkajk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makachm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łodźenz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ile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łu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li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omorni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hodźił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zraelzki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opp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oppj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[jak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ejtmanow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ephez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ep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egiptowzkej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erb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amazk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ćahnuł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u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rjo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ohotej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arnabaso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arnaba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ntiochi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ym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tupichm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ilizizke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hromadźizn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hromadźizn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ekt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atorhnjen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asakl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ańdźešta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obroćil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obrězać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obličo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jezen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alzke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[tuž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oad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orhošć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arz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ynoj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milnyc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łuži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łužb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irizke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ilase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adduzejzz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yčešta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omzz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ad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ušćil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ušćen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ušćena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ućowan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šisah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šewjezechm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ěni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aw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owjedźe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owjeda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otrjeb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ohlada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henizizke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awołow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awoł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amphilizke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h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jed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jebjezk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pominašta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pominach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dźij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dźij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odlešta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łodźenz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jenowa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iłozć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iztr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iztr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izia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azowaš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urwaŕztw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šćeniz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ótwiz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njez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łód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hrom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hrobłozć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amjenjowach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utz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oz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koni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imach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ezus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azykam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anowe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rjeztać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ět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ejtmanoj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antweŕk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richizki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richizk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mejnzkeh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mejnzk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mejn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all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ez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ephezizkic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źeržić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ušo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oz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aro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amazk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ćehnješta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ćehnjechm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ero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erniz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arnabase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pollo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[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ž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wjazk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wěrj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wěrj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uzomniz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uzomni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trow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toło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pšisaha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podobaš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łot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korži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kóržbniz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kóržbnik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ži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žiwe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ip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ilizizk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żidź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židowzke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idowzk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židowzk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žid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hromadźišta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hromadźi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honi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ej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ejch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ech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dźerže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dał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rž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prě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žane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ńdźechm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mysli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mysle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kaza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dźerž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dušeneh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zawš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zachm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ztupiła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ztaji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ztajen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powjeda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njese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ńdźešta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ńdźechm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łož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le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hlada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čizći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ča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šelke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ztašta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ztaji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zta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tztup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tztupi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ótzowzki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ótzam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ttša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ótre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tpušće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tmolwi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ó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swjećenym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sebny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sad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pokaza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łojniz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jak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bzankn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broći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brěz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bara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leči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jedź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jed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ězteh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ětz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ěšći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ěšća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ak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ajchtarj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oš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oadź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aš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iru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imothe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abith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wěd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wědk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urow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štyrinoha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or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łyšim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łuži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łužb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lubi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lub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škod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i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ina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amuel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amarizk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ah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adź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oszłobi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ospróše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om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ol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odźe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jekny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ěž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adźeš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yta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uć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ztupi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zporješ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wjed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powjeda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połdn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ńdźe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d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chod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bjera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ewobroći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ewjezešta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ewjez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eda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ećiwnoz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ećiwnoz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ećiwješ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ebywa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zzill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awiz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aše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aješta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ztaže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zća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wyši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woł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woła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wjez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słuš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ósła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ruči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moz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kojo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kaza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hrjeba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hlada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hlada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bychm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b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laz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łacht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hrigizk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hi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ětro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awoł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a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aph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anu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amphilizke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adźe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će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znaja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z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wjedr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widźeš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ryče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pšid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prawy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pra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khodźi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był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byd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bjo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bjezke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bě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ižši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ěki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ěkajk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ěkajkeh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ěkajk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z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zbóž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wabi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š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ryče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ryč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pomin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pomina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pjelni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kład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kła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jwosebniš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deńdź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už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óz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odl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odla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jerzaš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zopotamzk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ěješta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azedonzk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atthia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ark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ark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uba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łódźičk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izt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iddź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eztraŕzk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es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uzłarj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up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otrymiž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ornelius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orneliu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omornik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njezow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laudi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hěža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edźbowaš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zraelzke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zrael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uz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utra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ozeph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o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koni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ima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ezusowy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ězdny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eny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aztw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aztw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aztni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azo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andźelzk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ałmožin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a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wjad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lada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na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ara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richizz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arbarj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ezt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ez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šny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egiptowzk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egiptowzki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egiptowzkeh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źiw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źiw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źewjat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źěłaš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źěchm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yrbje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ruhim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owjez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owjedź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opušći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opjelni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ob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njem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lě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ia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metri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awa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amazko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amazko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achm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a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źežk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čwilowa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črjód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ćis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hzychm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ćeŕpješ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ćehnje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čas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ćahnu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ydli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chm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rjoz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ratra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ohowe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oh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oho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ohabojaz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ěho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ě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arzaba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zizki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thenzz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the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the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riztarch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anias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ania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lexand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kwil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žipru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žiliziz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žid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ź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yrkwj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yrkwi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y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u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ja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jaza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jaza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jaz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adźi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ad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u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uzomni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yzknozć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up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upi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upi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up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row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rowo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rachuje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racho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rach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p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orč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o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ej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ejaz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ej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anu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aj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ryčał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rudź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rozym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ranj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radu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ytowanje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y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ytał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ša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róz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řeto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omn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omn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omn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omń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okoji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okoj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okoj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odo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al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ónz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ołč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o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ohnow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ohnow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ohno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nosy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namj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najom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my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muć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muć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měš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měš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měša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měša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łož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łó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łózć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łot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łotni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łob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šiwdź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rót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orži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óržb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óržbnik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ónzow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ónč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oči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oć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ładu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hor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hó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hod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ałob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ałob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ak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jedn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jedn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iwnoz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iwnozć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iwno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iwj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iren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ireniz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irenejz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ipr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ipriz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ipriz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iprizk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ip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iliziz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idż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żidowz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id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hromadźe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hromad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hotow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ho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hon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hon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žiw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z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ezari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zari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zar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š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riz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ń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mz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mjerž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el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łha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elez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kt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k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jch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g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dźerž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dź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dob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dob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čini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ćin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ćeŕpliw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ćě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ćě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udż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óžn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ěž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ěž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ěž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ěž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ěr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ztup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ztojnik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zpjer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oła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oł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iz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i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idźi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idź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adź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tyk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tam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sopoztaj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šo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słužb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sak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roći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roćer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ši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šimnu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šimń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šije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šija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rě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omn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oč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oča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isa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al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adźech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nk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nknu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ničow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ńdź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mys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mysl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myslich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móž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molw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molw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mol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ł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ł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kom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khowa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khadź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kaž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kaza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kaz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hubj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hub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hub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hn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hinj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hanibj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dźerž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dźerže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duš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d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d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ćisnu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chod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ćek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b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b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b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zaš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za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zał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z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wole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up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upi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upi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up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rowje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rowj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row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ork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orč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aj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aje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aj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ajenj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ajen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n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koč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žit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wjedź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wjedź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wjedźe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wjed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tupj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tupj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tup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trob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torž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torže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torhnu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s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šł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ryče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rje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pyš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pšeztrě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powjed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płu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panu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padźe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ńdź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mys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možni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móž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mož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mjet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mjetach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měn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łoži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lkimóz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lk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l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l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la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l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l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kšć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kładź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kid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hotowa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hotow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hladach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dźerž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dźěl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dźěła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čomni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či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čizć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č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ć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ćisny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čił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čer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č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č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ćahnu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bu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br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šudźom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š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šě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šě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šěd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rot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rót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rot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róć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róć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z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zu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ztajich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ztaj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z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w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ztupi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ztup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ótz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ótz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wobroć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wobroć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wjez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wjedźe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tšase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sadź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rub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połož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połož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połožich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panu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łož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łož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imnolw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ewrj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ewri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ewrich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eńdź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eńdź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eń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eh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dźě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dźěl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s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sebn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sebni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sa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sad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sad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ši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row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ro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rašow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raš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raš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or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okaza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okaz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as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npósł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wo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łtaŕ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łaj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ł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ł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kšewj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košow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k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ójz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jo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jow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jeŕ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ja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jak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hlada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hlad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hlad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henjow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henjow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dź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da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č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čipohla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óće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čaku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tar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tar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korž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korž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korž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korž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ćěn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ank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anknu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anknu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anknje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ydlnik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ydl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wjesy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u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tzi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tzih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twjerdź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synje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synj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swědč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swědč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swědč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sedź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ryč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roći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roć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roć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lek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kuzło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kuzłow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kho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honj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honj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hon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hon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hladaj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hlad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eńdź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dar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d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arnowa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ar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ar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z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ze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z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zechm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leě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dźi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dźe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ć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s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noj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dźi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dź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z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z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zt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z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t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tr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šć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šćaz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rješ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rjaz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rja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rimu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nz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ž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š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š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rbow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lz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l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ziž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zělz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ze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zeć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zeć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yšn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yš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yrannu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ydźenjow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ychik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wjer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šepjeta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šepjeta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oštował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ošt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ophim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ophi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og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owaŕšo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orže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orhny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orh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kalz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irizki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imo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hiatir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heud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hesalonz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hesalonzki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hesalon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hesaloni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hesaloni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hesaloni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etrar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ertull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ertullus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empl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ełz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awzynt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arz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arzenz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aj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ab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ž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nu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nu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l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oji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obod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jeć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jeć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jećat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jatočnič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jat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j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ita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ita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wik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wik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wik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t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tł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rnoz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rniš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dom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dk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dk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d-č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ž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rowni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row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upiz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u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k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dź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dź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dźe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dź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dźen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d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d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d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dnik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d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d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yrna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yrn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yri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wórt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und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ry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oi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łyš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s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y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war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u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udź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mě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łuš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łónz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lěbor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rozym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ozthene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otzi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opa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o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ono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nad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nad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nad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mjertn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mil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yš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yša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yšach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užomnik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užił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uže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už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lub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lubje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ón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ód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ód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lěbor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lěbor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lěbornik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lěbor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lach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ab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ko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kód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kefa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iriz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iraku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idonzki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ichem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iche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ibałztw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ibałzt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hromadź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ezć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ěro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rg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leuzi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kund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dź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ed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či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ć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chćěp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chćěpan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bóźniš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ul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ulow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ul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ro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arl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phi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phir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my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mu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mothraziz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mar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lomonow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lomonowu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lmo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lami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dź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dź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dź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dduzej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dduzejz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že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yč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yčni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yčnik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yč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yča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yč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yča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yčał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yčach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u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un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ubježnik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ubiš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óz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óžk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zeš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zehna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wuče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wjaza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wjaz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wjaz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torha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torh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toč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ryčow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ryč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ryče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ryč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puš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pušć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puknu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pšeztrě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powje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panu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njes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łam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kaz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honj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hlad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hlada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dźěl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dźěl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dźěl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daw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běž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po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mz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m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mz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d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emješ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emjenje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eknu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ećaz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ećazo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ećaz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an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h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ho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ěza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empha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egi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m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zalm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zalm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ytny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yt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yt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uz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uteol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ušć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ušć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uć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ubli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ubliu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tolemai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zt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ztup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ztorč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ztej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ztaj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wjezech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wjedź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wjaz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twar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twar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towaŕš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towaŕš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šł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sahnu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rachnow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pow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powjeda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powjed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powjeda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powjedamó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powjedał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powjed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powjeda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powjed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połož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poka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njese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mjenow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m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khadź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kazu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kaz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kaz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kaz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hotow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da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d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cho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chod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cho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bójz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bójzt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bój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boh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boh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boh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bližow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bliž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bliže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b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zt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ztać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zćěh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zćěh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wrót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wodźen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wjez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wi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słyš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słyše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słyš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radni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nuć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nje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njes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mož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łož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łož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łož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lazowa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lazow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lazo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khwat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khodźi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khodźi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khodź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khodźił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hlad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d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d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dał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ćiw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ćiw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ćiwj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ćiw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ćelzt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ćehnje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ćahny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óz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ózu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ózt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ózo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óz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osy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ošeš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ošach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ophetiz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ophe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ocho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jódkwz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jódknje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jód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jedywjedźe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zzill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ńš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ń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nj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du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dowa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dowa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ecż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wychčinj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wo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wid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š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še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š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jił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pp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trow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trowich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zt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tany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taj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taji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taje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poch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zna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zn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znaje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znach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koči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zćiw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zćiw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ć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ć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oł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itan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itał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trjeb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t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taj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y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ylnje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ylnj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yln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ylni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łucha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łuchał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lešć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len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led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sł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rziu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ryč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ruči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ruč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ruč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ruče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p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ntiz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ntiz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nti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nižno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mysl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moz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moznik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mjen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mjat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mh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mha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łoži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łož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ł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ł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łd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uće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ornoz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o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ojnoz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laknych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hwa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ho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az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jsny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jsny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jě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hrje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hrjeb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hanzt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et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roztw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pasach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nož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nož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aw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at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a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ał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ćeh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ča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č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by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by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był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n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u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odź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ód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ak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lahow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ač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eć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atn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at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zidiz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zid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š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sa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s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s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s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lat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hrigiz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hilippow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hilipp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heniziz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harizejz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haraono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haraon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harao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ěz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ětrow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ě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rg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rg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rg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pawo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wołow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wołow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triarch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triarcho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triarch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t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ta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s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s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r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rtz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ršo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rm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r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nu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dźe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dźe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dźech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t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óz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w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sy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chzy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chz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chze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chzedź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wo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rozym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pěš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najomn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naj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měje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jew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hn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dźer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d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amóž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alež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akomdź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uztej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uzta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ułož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uč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uč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učen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zta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zta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tewr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prow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pomn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pokaz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broć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brěza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brěz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brěz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bćežow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bćež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bar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bar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jedź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in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ěr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ěr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ědomnoz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ědomn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wjat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wj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udźe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mě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mě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łyše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ryč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ryčał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ryč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rozom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rozom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rospom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rodź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ušć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ušć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ipowjedź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injese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eztawa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ez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ezt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ezt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epłuw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ećiw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eć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raw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rawdoz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rajił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raj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ózn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woł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trjebn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słuš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kaz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ła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namaka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namakach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način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óžeš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óže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óžemó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óž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óh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jelč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ě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komdź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kład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jz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hodź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hnu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hla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źerže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źerž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oztoj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aw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čizt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čiz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či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činj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činj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čin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y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ěbudź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rał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ola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łaz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ě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ěch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ikano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ig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ičo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ě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ěkotr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ěkotr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ěkotr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ěkaj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eap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ztupi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ztaž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zbóž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zbóž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zbóž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zarenz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nazajt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wuknj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wuč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wuč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twar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ši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š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ryč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ryč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ryč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rodźi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rod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rod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rod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šećiwn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ros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osled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omi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jeln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nuć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nih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mt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mas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maka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mak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kładźe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kładźe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zkeŕš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wyš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wótriš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lubši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lěp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khrobliš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hłubš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h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dźi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dźij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dźij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duw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dpanu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dpa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či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čini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čin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ysl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ysl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yj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uz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uže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už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už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urz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ur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uriz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uriz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udr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ud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zni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z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ž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ž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žach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ŕz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rw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rj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rje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rj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rdowa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rdaŕ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rdar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rč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lo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jzas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jzas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jzas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d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dl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dlach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nj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nazo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mój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łodźen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t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t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nu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n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now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no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lk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lč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lč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lč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lče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iziz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iziz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ityl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i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iny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inu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iło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ikławš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iěz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iě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iěšni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idianz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zt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ztk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šćanz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šćan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šć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sa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saz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erkuri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nj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eli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eli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j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j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ediz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zedonz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zedonz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zedonzke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tth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taj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rt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ri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nah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ł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ł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ł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ćer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zi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d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boz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bj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ub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b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ub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óž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osow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os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ódźni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ódźni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ódźnik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iziz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ikaonz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ikaoniz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ii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idi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id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id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ibiz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ibertin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h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žaz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ěto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sn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ěpš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dźb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azow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azow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aze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amp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ama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am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am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akomn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ak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ak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ak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złowa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złaŕztw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złaŕ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p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iw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iw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ipj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ezćij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ezćen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ći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ćić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ć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waw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uch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ót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ót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izp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e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et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etiz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etiz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sn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snozćbož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s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lowz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lowz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lowz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low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l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ž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óž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rnelius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rnel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rinthus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rinthi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rint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rin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rčm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rb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ón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m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mdź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njež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njež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njez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nidus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ničom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lět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le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laudiu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lau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łap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lak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lak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ładź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ła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iw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i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irenz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wat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walob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wale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wal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ryztus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rom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robł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ozt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ozt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ozt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ow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odźi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odź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odź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odź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ěžorz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ěžorz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ěžorow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ěžor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ěž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ezaŕztw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eŕ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eŕ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enchre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že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z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z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z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ppadoziz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nzleŕ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ndaz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nanejz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nanejz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mjeńt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mjenjow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mjenjo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j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zraelz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zaa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utziš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upi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upite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uli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ulius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udow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u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ozu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oz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ozeph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oppenz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op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oe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izraelz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im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im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im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icht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icht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šćeŕ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ruzalemz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ruzalemz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ruzalei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naj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j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j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ědź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jedy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dn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zy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z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sniš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s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poštołz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poštoło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poštoł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now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n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n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ndźelz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ndźel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jandź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kubow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nzu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li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d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wěz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wězd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ub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ože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ož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ož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ab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zpodu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zpodow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zć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z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óŕ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jeztpi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jewz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jewz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jek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jebr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ieztaw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l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u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u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ubo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ó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ba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ě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rodašow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rodašow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rodaš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mor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jtman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jtman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brejz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wtowa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s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n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n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nićerj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n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kelda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un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ich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ichiz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neas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mejnztw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mejn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mej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mej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m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a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arbaŕ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amali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amalie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alilejzz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alilejz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alatiz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alatiz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aj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a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eztus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eztus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ěršt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elix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elix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elix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elix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elir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vpangel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vangeliz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utych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uroklid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raz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pikur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pheziz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pheziz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neas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nea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lim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lamitiz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giptowz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iw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iw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iwa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iw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rže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ržał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nsniš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nsni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nsniš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nsniš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ěł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ě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ěl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ěłaćerj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ěći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ě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ak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ach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yź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yr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yr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ymow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wójnik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urj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urj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uj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ruzill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ro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roh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ro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ro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rěm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ztoj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zta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zta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zt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zt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sahnu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pušć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pjeln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pjei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m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mjaz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łh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konje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ko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konj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konjach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čak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byt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bro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brot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broćiw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lěj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j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jabołz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onizi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ezk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ešć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ě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elek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vitow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vit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pvi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mazko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mar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wilo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rje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rijow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opło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omnik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ołni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ołmi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lowjeko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lowjek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lowjecżny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lowječ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lowječ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loróz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izk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izć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isny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inje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hzy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hz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hi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hiba-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haldejz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ež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es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sl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eŕwj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eŕwje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eŕwje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eŕpić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rj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mnozćekswětł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ł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el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eknu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eknu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ek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ehn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eh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as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aka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ak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ak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ydli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ydl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yd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ydlaz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ybl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dźe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dźemó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jo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ěmj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l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ójztw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jo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j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j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jach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how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hoto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ho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habojaz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habojaz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habojaz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ližš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li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lid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łaz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łazno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łazni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łazn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jerj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izkopztw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izkop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ithiniz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ithiniz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ěrtel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ero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enjamin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ěl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ěh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ěd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rtr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rnabasow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r-jez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bil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ziz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zdo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wón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wo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ttali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so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so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riztarc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reopagus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reopag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rabiz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ppiusow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polloni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tipatri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tiochiz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tiochiz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mphipoli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m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lfe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lexandriz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lexandri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lexandriz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lexand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lerandriz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kwil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hl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gripp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gab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riatiz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ramitiz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chajz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chajz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chajz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brahamow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aro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'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tab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sb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sb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7T18:09:05.470555092</dc:date>
    <meta:editing-duration>PT2M27S</meta:editing-duration>
    <meta:editing-cycles>1</meta:editing-cycles>
    <meta:document-statistic meta:table-count="1" meta:cell-count="6887" meta:object-count="0"/>
    <meta:generator>LibreOffice/24.2.7.2$Linux_X86_64 LibreOffice_project/420$Build-2</meta:generator>
  </office:meta>
</office:document-meta>
</file>